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667in" fo:margin-left="-0.0167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6667in"/>
    </style:style>
    <style:style style:name="Table1.C" style:family="table-column">
      <style:table-column-properties style:column-width="1.7083in"/>
    </style:style>
    <style:style style:name="Table1.D" style:family="table-column">
      <style:table-column-properties style:column-width="1.7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1pt" officeooo:rsid="00074682" officeooo:paragraph-rsid="000aa213" style:font-size-asian="9.60000038146973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officeooo:rsid="0003b0a0" officeooo:paragraph-rsid="00074682"/>
    </style:style>
    <style:style style:name="P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00aa213"/>
    </style:style>
    <style:style style:name="P4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officeooo:rsid="00093675" officeooo:paragraph-rsid="00093675"/>
    </style:style>
    <style:style style:name="P5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officeooo:rsid="00093675" officeooo:paragraph-rsid="000bef32"/>
    </style:style>
    <style:style style:name="P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093675" officeooo:paragraph-rsid="000aa213"/>
    </style:style>
    <style:style style:name="P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0aa213" officeooo:paragraph-rsid="000aa213"/>
    </style:style>
    <style:style style:name="P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0bef32" officeooo:paragraph-rsid="000aa213"/>
    </style:style>
    <style:style style:name="P9" style:family="paragraph" style:parent-style-name="Table_20_Contents">
      <style:paragraph-properties fo:text-align="center" style:justify-single-word="false"/>
      <style:text-properties officeooo:rsid="00074682" officeooo:paragraph-rsid="00074682"/>
    </style:style>
    <style:style style:name="P10" style:family="paragraph" style:parent-style-name="Table_20_Contents">
      <style:paragraph-properties fo:text-align="center" style:justify-single-word="false"/>
      <style:text-properties officeooo:rsid="0007694e" officeooo:paragraph-rsid="0007694e"/>
    </style:style>
    <style:style style:name="P11" style:family="paragraph" style:parent-style-name="Table_20_Contents">
      <style:paragraph-properties fo:text-align="center" style:justify-single-word="false"/>
      <style:text-properties officeooo:rsid="00093675" officeooo:paragraph-rsid="00093675"/>
    </style:style>
    <style:style style:name="P12" style:family="paragraph" style:parent-style-name="Text_20_body">
      <style:paragraph-properties fo:text-align="end" style:justify-single-word="false"/>
      <style:text-properties fo:font-size="11pt" officeooo:rsid="00074682" officeooo:paragraph-rsid="00074682" style:font-size-asian="9.60000038146973pt" style:font-size-complex="11pt"/>
    </style:style>
    <style:style style:name="P13" style:family="paragraph" style:parent-style-name="Text_20_body">
      <style:paragraph-properties fo:text-align="start" style:justify-single-word="false"/>
      <style:text-properties officeooo:paragraph-rsid="000aa213"/>
    </style:style>
    <style:style style:name="P14" style:family="paragraph" style:parent-style-name="Text_20_body">
      <style:paragraph-properties fo:margin-top="0.0791in" fo:margin-bottom="0.0791in" loext:contextual-spacing="false" fo:line-height="150%" fo:text-align="justify" style:justify-single-word="false"/>
      <style:text-properties officeooo:rsid="0003b0a0" officeooo:paragraph-rsid="000aa213"/>
    </style:style>
    <style:style style:name="P15" style:family="paragraph" style:parent-style-name="Text_20_body">
      <style:paragraph-properties fo:margin-top="0.0791in" fo:margin-bottom="0.0791in" loext:contextual-spacing="false" fo:line-height="150%" fo:text-align="justify" style:justify-single-word="false"/>
      <style:text-properties officeooo:rsid="000aa213" officeooo:paragraph-rsid="000aa213"/>
    </style:style>
    <style:style style:name="P16" style:family="paragraph" style:parent-style-name="Text_20_body">
      <style:paragraph-properties fo:margin-top="0.0791in" fo:margin-bottom="0.0791in" loext:contextual-spacing="false" fo:line-height="150%" fo:text-align="justify" style:justify-single-word="false"/>
      <style:text-properties officeooo:rsid="00093675" officeooo:paragraph-rsid="000aa213"/>
    </style:style>
    <style:style style:name="P17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officeooo:rsid="00093675" officeooo:paragraph-rsid="00093675"/>
    </style:style>
    <style:style style:name="P18" style:family="paragraph" style:parent-style-name="Subtitle">
      <style:text-properties officeooo:rsid="0003b0a0" officeooo:paragraph-rsid="0003b0a0"/>
    </style:style>
    <style:style style:name="P19" style:family="paragraph" style:parent-style-name="Subtitle">
      <style:text-properties officeooo:paragraph-rsid="0003b0a0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03b0a0"/>
    </style:style>
    <style:style style:name="T2" style:family="text">
      <style:text-properties fo:font-size="11pt" officeooo:rsid="00074682" style:font-size-asian="9.60000038146973pt" style:font-size-complex="11pt"/>
    </style:style>
    <style:style style:name="T3" style:family="text">
      <style:text-properties fo:font-size="11pt" officeooo:rsid="000aa213" style:font-size-asian="9.60000038146973pt" style:font-size-complex="11pt"/>
    </style:style>
    <style:style style:name="T4" style:family="text">
      <style:text-properties officeooo:rsid="0007694e"/>
    </style:style>
    <style:style style:name="T5" style:family="text">
      <style:text-properties officeooo:rsid="000aa213"/>
    </style:style>
    <style:style style:name="T6" style:family="text">
      <style:text-properties fo:font-size="12pt" officeooo:rsid="000aa213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1c1c6"/>
    </style:style>
    <style:style style:name="T9" style:family="text">
      <style:text-properties officeooo:rsid="0012ff7f"/>
    </style:style>
    <style:style style:name="T10" style:family="text">
      <style:text-properties fo:font-size="7pt" style:font-size-asian="5.40000009536743pt" style:font-size-complex="7pt"/>
    </style:style>
    <style:style style:name="gr1" style:family="graphic">
      <style:graphic-properties draw:stroke="none" svg:stroke-color="#000000" draw:fill="none" draw:fill-color="#ffffff" fo:min-height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Ա</text:span>շխատանքի <text:span text:style-name="T8">պայմանները</text:span></text:p>
      <text:p text:style-name="P18">(Statement of work)</text:p>
      <text:p text:style-name="P12"><text:span text:style-name="T9">Փաստաթուղթ</text:span> No 1</text:p>
      <text:p text:style-name="P1">Ամսաթիվ 25.06.2018թ.</text:p>
      <text:p text:style-name="P1"/>
      <text:p text:style-name="P13"><text:span text:style-name="T2"><text:tab/></text:span><text:span text:style-name="T6">1.</text:span><text:span text:style-name="T3"> </text:span><text:span text:style-name="T1">Աշխատանքի նկարագրություն.</text:span></text:p>
      <text:p text:style-name="P14"><text:tab/>Պատրաստել կայք, որը կհաշվի արտասահմանից ներմուծվող ապ֊րանքների, ինչպես նաև երրորդ երկրից ներկրվող մեքենաների մաքսազերծման գները։</text:p>
      <text:p text:style-name="P3"/>
      <text:p text:style-name="P7"><text:tab/>2. Կայքի ընդհանուր բնութագիրը․</text:p>
      <text:p text:style-name="P15"><text:tab/>Կայքը պետք է ունենա փնտրելու հնարավորություն, որի օգնությամբ օգտվողը կարողանա միանգամից գտնել այն ինչ ցանկանում է և հատուկ մեքենաների ստուգման համար մի քանի դաշտեր որով օգտվողը կընտրի մեքենայի մակնիշը, մոդելը, տարեթիվը, շարժիչի հզորությունը։</text:p>
      <text:p text:style-name="P6"><text:tab/></text:p>
      <text:p text:style-name="P6"><text:span text:style-name="T5"><text:tab/>3. </text:span>Կատարման ժամանակահատվածը<text:span text:style-name="T5">․</text:span></text:p>
      <text:p text:style-name="P16"><text:span text:style-name="T5"><text:tab/>Կայքի վերջնական տարբերակը ներկայացնել 3 ամսից</text:span>։ <text:span text:style-name="T5">Խորհրդակցություն ամեն 2 շաբաթը մեկ։</text:span></text:p>
      <text:p text:style-name="P6"/>
      <text:p text:style-name="P8"><text:tab/>4. Աշխատողների քանակ/մակարդակ/վճար/աշխ․ փորձ․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Աշխատողների քանակ</text:p>
          </table:table-cell>
          <table:table-cell table:style-name="Table1.A1" office:value-type="string">
            <text:p text:style-name="P9">Մակարդակ</text:p>
          </table:table-cell>
          <table:table-cell table:style-name="Table1.A1" office:value-type="string">
            <text:p text:style-name="P9">Վարձատվություն(դրամ)</text:p>
          </table:table-cell>
          <table:table-cell table:style-name="Table1.D1" office:value-type="string">
            <text:p text:style-name="P9">Մինիմալ աշխա֊տանքային փորձ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9">Sinior</text:p>
          </table:table-cell>
          <table:table-cell table:style-name="Table1.A2" office:value-type="string">
            <text:p text:style-name="P9">2000000</text:p>
          </table:table-cell>
          <table:table-cell table:style-name="Table1.D2" office:value-type="string">
            <text:p text:style-name="P9"><text:span text:style-name="T4">5</text:span>տ․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9">Middle</text:p>
          </table:table-cell>
          <table:table-cell table:style-name="Table1.A2" office:value-type="string">
            <text:p text:style-name="P10">800000</text:p>
          </table:table-cell>
          <table:table-cell table:style-name="Table1.D2" office:value-type="string">
            <text:p text:style-name="P10">3տ․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0">Junior</text:p>
          </table:table-cell>
          <table:table-cell table:style-name="Table1.A2" office:value-type="string">
            <text:p text:style-name="P10">300000</text:p>
          </table:table-cell>
          <table:table-cell table:style-name="Table1.D2" office:value-type="string">
            <text:p text:style-name="P10">1տ․</text:p>
          </table:table-cell>
        </table:table-row>
      </table:table>
      <text:p text:style-name="P2"/>
      <text:p text:style-name="P4"><text:tab/><text:tab/><text:tab/></text:p>
      <text:p text:style-name="P4"/>
      <text:p text:style-name="P4"/>
      <text:p text:style-name="P5"><draw:frame text:anchor-type="paragraph" draw:z-index="0" draw:name="Shape1" draw:style-name="gr1" draw:text-style-name="P20" svg:width="1.7815in" svg:height="0.1335in" svg:x="4.9866in" svg:y="0.1862in"><draw:text-box><text:p><text:span text:style-name="T10">Ստորագրություն</text:span></text:p></draw:text-box></draw:frame><text:tab/><text:tab/>Պատվիրատու՝ <text:s/>Արման Ավդալյան<text:tab/>_______________________</text:p>
      <text:p text:style-name="P4"><draw:frame text:anchor-type="paragraph" draw:z-index="1" draw:name="Shape1" draw:style-name="gr1" draw:text-style-name="P20" svg:width="1.7815in" svg:height="0.1335in" svg:x="4.9866in" svg:y="0.1862in"><draw:text-box><text:p><text:span text:style-name="T10">Ստորագրություն</text:span></text:p></draw:text-box></draw:frame><text:tab/><text:tab/>Կատարող՝ <text:s/>Instigate mobile CJSC<text:tab/><text:tab/><text:span text:style-name="T7">_____ <text:s text:c="19"/>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1:45:50.992641317</meta:creation-date>
    <dc:date>2018-06-25T22:35:51.712358467</dc:date>
    <meta:editing-duration>PT22M32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112" meta:character-count="908" meta:non-whitespace-character-count="788"/>
  </office:meta>
</office:document-meta>
</file>